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</office:font-face-decls>
  <office:automatic-styles>
    <style:style style:name="P1" style:family="paragraph" style:parent-style-name="Standard">
      <style:text-properties style:font-name="P052"/>
    </style:style>
    <style:style style:name="P2" style:family="paragraph" style:parent-style-name="Standard">
      <style:text-properties officeooo:paragraph-rsid="001dd936"/>
    </style:style>
    <style:style style:name="P3" style:family="paragraph" style:parent-style-name="Heading_20_1">
      <style:text-properties style:font-name="P052" officeooo:rsid="001acb99" officeooo:paragraph-rsid="001acb99"/>
    </style:style>
    <style:style style:name="P4" style:family="paragraph" style:parent-style-name="Heading_20_2">
      <style:text-properties style:font-name="P052" officeooo:rsid="001dd936"/>
    </style:style>
    <style:style style:name="P5" style:family="paragraph" style:parent-style-name="Heading_20_2">
      <style:text-properties officeooo:paragraph-rsid="00291cf3"/>
    </style:style>
    <style:style style:name="P6" style:family="paragraph" style:parent-style-name="Preformatted_20_Text">
      <style:text-properties officeooo:paragraph-rsid="00291cf3"/>
    </style:style>
    <style:style style:name="P7" style:family="paragraph" style:parent-style-name="Preformatted_20_Text">
      <style:text-properties style:font-name="Source Code Pro Medium" officeooo:paragraph-rsid="00291cf3"/>
    </style:style>
    <style:style style:name="P8" style:family="paragraph" style:parent-style-name="Preformatted_20_Text">
      <style:text-properties style:font-name="Source Code Pro Medium1" fo:font-size="10pt" style:font-size-asian="10pt" style:font-size-complex="10pt"/>
    </style:style>
    <style:style style:name="P9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Source Code Pro Medium1" fo:font-size="10pt" fo:font-style="normal" style:text-underline-style="none" fo:font-weight="normal" style:text-blinking="false" fo:background-color="transparent" style:font-size-asian="10pt" style:font-size-complex="10pt"/>
    </style:style>
    <style:style style:name="T1" style:family="text">
      <style:text-properties style:font-name="P052"/>
    </style:style>
    <style:style style:name="T2" style:family="text">
      <style:text-properties style:font-name="P052" officeooo:rsid="001dd936"/>
    </style:style>
    <style:style style:name="T3" style:family="text">
      <style:text-properties style:font-name="P052" officeooo:rsid="00265b03"/>
    </style:style>
    <style:style style:name="T4" style:family="text">
      <style:text-properties style:font-name="P052" officeooo:rsid="00291cf3"/>
    </style:style>
    <style:style style:name="T5" style:family="text">
      <style:text-properties style:font-name="Source Code Pro Medium" fo:font-weight="normal" style:font-weight-asian="normal" style:font-weight-complex="normal"/>
    </style:style>
    <style:style style:name="T6" style:family="text">
      <style:text-properties officeooo:rsid="00265b03"/>
    </style:style>
    <style:style style:name="T7" style:family="text">
      <style:text-properties officeooo:rsid="00291cf3"/>
    </style:style>
    <style:style style:name="T8" style:family="text">
      <style:text-properties style:font-name="Source Code Pro Medium" officeooo:rsid="001dd936"/>
    </style:style>
    <style:style style:name="T9" style:family="text">
      <style:text-properties officeooo:rsid="001dd93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Assignment – <text:span text:style-name="T6">1</text:span><text:span text:style-name="T7">2</text:span></text:h>
      <text:p text:style-name="P1"/>
      <text:p text:style-name="P2"><text:span text:style-name="T1">1. </text:span><text:span text:style-name="T4">Implement 15 Puzzle problem</text:span></text:p>
      <text:p text:style-name="P2"/>
      <text:h text:style-name="P4" text:outline-level="2">Algorithm: </text:h>
      <text:p text:style-name="Preformatted_20_Text">1. If N is odd, then puzzle instance is solvable if number of inversions is even in the input state. <text:span text:style-name="T5"/></text:p>
      <text:p text:style-name="Preformatted_20_Text">2. If N is even, puzzle instance is solvable if <text:span text:style-name="T5"/></text:p>
      <text:p text:style-name="Preformatted_20_Text"><text:tab/>• the blank is on an even row counting from the bottom (second-last, fourth-last, etc.) and <text:span text:style-name="T5"/></text:p>
      <text:p text:style-name="Preformatted_20_Text"><text:tab/>number of inversions is odd. <text:span text:style-name="T5"/></text:p>
      <text:p text:style-name="Preformatted_20_Text"><text:tab/>• the blank is on an odd row counting from the bottom (last, third-last, fifth-last, etc.) and <text:span text:style-name="T5"/></text:p>
      <text:p text:style-name="Preformatted_20_Text"><text:tab/>number of inversions is even. <text:span text:style-name="T5"/></text:p>
      <text:p text:style-name="Preformatted_20_Text">3. For all other cases, the puzzle instance is not solvable.<text:span text:style-name="T5"/></text:p>
      <text:h text:style-name="P5" text:outline-level="2"><text:span text:style-name="T2">Program:</text:span></text:h>
      <text:p text:style-name="P7"><text:span text:style-name="T9">#include&lt;stdio.h&gt;</text:span></text:p>
      <text:p text:style-name="P7"><text:span text:style-name="T9">#include&lt;conio.h&gt;</text:span></text:p>
      <text:p text:style-name="P7"/>
      <text:p text:style-name="P7"><text:span text:style-name="T9">int m = 0, n = 4;</text:span></text:p>
      <text:p text:style-name="P7"/>
      <text:p text:style-name="P7"><text:span text:style-name="T9">int cal (int temp[10][10], int t[10][10]) {</text:span></text:p>
      <text:p text:style-name="P7"><text:span text:style-name="T9"><text:s text:c="2"/>int i, j, m = 0;</text:span></text:p>
      <text:p text:style-name="P7"><text:span text:style-name="T9"><text:s text:c="2"/>for (i = 0; i &lt; n; i++)</text:span></text:p>
      <text:p text:style-name="P7"><text:span text:style-name="T9"><text:s text:c="4"/>for (j = 0; j &lt; n; j++)</text:span></text:p>
      <text:p text:style-name="P7"><text:span text:style-name="T9"><text:s text:c="6"/>{</text:span></text:p>
      <text:p text:style-name="P7"><text:span text:style-name="T9"><text:tab/>if (temp[i][j] != t[i][j])</text:span></text:p>
      <text:p text:style-name="P7"><text:span text:style-name="T9"><text:tab/> <text:s/>m++;</text:span></text:p>
      <text:p text:style-name="P7"><text:span text:style-name="T9"><text:s text:c="6"/>}</text:span></text:p>
      <text:p text:style-name="P7"><text:span text:style-name="T9"><text:s text:c="2"/>return m;</text:span></text:p>
      <text:p text:style-name="P7"><text:span text:style-name="T9">}</text:span></text:p>
      <text:p text:style-name="P7"/>
      <text:p text:style-name="P7"><text:span text:style-name="T9">int check (int a[10][10], int t[10][10]) {</text:span></text:p>
      <text:p text:style-name="P7"><text:span text:style-name="T9"><text:s text:c="2"/>int i, j, f = 1;</text:span></text:p>
      <text:p text:style-name="P7"><text:span text:style-name="T9"><text:s text:c="2"/>for (i = 0; i &lt; n; i++)</text:span></text:p>
      <text:p text:style-name="P7"><text:span text:style-name="T9"><text:s text:c="4"/>for (j = 0; j &lt; n; j++)</text:span></text:p>
      <text:p text:style-name="P7"><text:span text:style-name="T9"><text:s text:c="6"/>if (a[i][j] != t[i][j])</text:span></text:p>
      <text:p text:style-name="P7"><text:span text:style-name="T9"><text:tab/>f = 0;</text:span></text:p>
      <text:p text:style-name="P7"><text:span text:style-name="T9"><text:s text:c="2"/>return f;</text:span></text:p>
      <text:p text:style-name="P7"><text:span text:style-name="T9">}</text:span></text:p>
      <text:p text:style-name="P7"/>
      <text:p text:style-name="P7"><text:span text:style-name="T9">void main () {</text:span></text:p>
      <text:p text:style-name="P7"><text:span text:style-name="T9"><text:s text:c="2"/>int p, i, j, n = 4, a[10][10], t[10][10], temp[10][10], r[10][10];</text:span></text:p>
      <text:p text:style-name="P7"><text:span text:style-name="T9"><text:s text:c="2"/>int m = 0, x = 0, y = 0, d = 1000, dmin = 0, l = 0;</text:span></text:p>
      <text:p text:style-name="P7"><text:span text:style-name="T9"><text:s text:c="2"/>printf ("\nEnter the matrix to be solved,space with zero :\n");</text:span></text:p>
      <text:p text:style-name="P7"><text:span text:style-name="T9"><text:s text:c="2"/>for (i = 0; i &lt; n; i++)</text:span></text:p>
      <text:p text:style-name="P7"><text:span text:style-name="T9"><text:s text:c="4"/>for (j = 0; j &lt; n; j++)</text:span></text:p>
      <text:p text:style-name="P7"><text:soft-page-break/><text:span text:style-name="T9"><text:s text:c="6"/>scanf ("%d", &amp;a[i][j]);</text:span></text:p>
      <text:p text:style-name="P7"><text:span text:style-name="T9"><text:s text:c="2"/>printf ("\nEnter the target matrix,space with zero :\n");</text:span></text:p>
      <text:p text:style-name="P7"><text:span text:style-name="T9"><text:s text:c="2"/>for (i = 0; i &lt; n; i++)</text:span></text:p>
      <text:p text:style-name="P7"><text:span text:style-name="T9"><text:s text:c="4"/>for (j = 0; j &lt; n; j++)</text:span></text:p>
      <text:p text:style-name="P7"><text:span text:style-name="T9"><text:s text:c="6"/>scanf ("%d", &amp;t[i][j]);</text:span></text:p>
      <text:p text:style-name="P7"><text:span text:style-name="T9"><text:s text:c="2"/>printf ("\nEntered Matrix is :\n");</text:span></text:p>
      <text:p text:style-name="P7"><text:span text:style-name="T9"><text:s text:c="2"/>for (i = 0; i &lt; n; i++)</text:span></text:p>
      <text:p text:style-name="P7"><text:span text:style-name="T9"><text:s text:c="4"/>{</text:span></text:p>
      <text:p text:style-name="P7"><text:span text:style-name="T9"><text:s text:c="6"/>for (j = 0; j &lt; n; j++)</text:span></text:p>
      <text:p text:style-name="P7"><text:span text:style-name="T9"><text:tab/>printf ("%d\t", a[i][j]);</text:span></text:p>
      <text:p text:style-name="P7"><text:span text:style-name="T9"><text:s text:c="6"/>printf ("\n");</text:span></text:p>
      <text:p text:style-name="P7"><text:span text:style-name="T9"><text:s text:c="4"/>}</text:span></text:p>
      <text:p text:style-name="P7"><text:span text:style-name="T9"><text:s text:c="2"/>printf ("\nTarget Matrix is :\n");</text:span></text:p>
      <text:p text:style-name="P7"><text:span text:style-name="T9"><text:s text:c="2"/>for (i = 0; i &lt; n; i++)</text:span></text:p>
      <text:p text:style-name="P7"><text:span text:style-name="T9"><text:s text:c="4"/>{</text:span></text:p>
      <text:p text:style-name="P7"><text:span text:style-name="T9"><text:s text:c="6"/>for (j = 0; j &lt; n; j++)</text:span></text:p>
      <text:p text:style-name="P7"><text:span text:style-name="T9"><text:tab/>printf ("%d\t", t[i][j]);</text:span></text:p>
      <text:p text:style-name="P7"><text:span text:style-name="T9"><text:s text:c="6"/>printf ("\n");</text:span></text:p>
      <text:p text:style-name="P7"><text:span text:style-name="T9"><text:s text:c="4"/>}</text:span></text:p>
      <text:p text:style-name="P7"><text:span text:style-name="T9"><text:s text:c="2"/>while (!(check (a, t)))</text:span></text:p>
      <text:p text:style-name="P7"><text:span text:style-name="T9"><text:s text:c="4"/>{</text:span></text:p>
      <text:p text:style-name="P7"><text:span text:style-name="T9"><text:s text:c="6"/>l++;</text:span></text:p>
      <text:p text:style-name="P7"><text:span text:style-name="T9"><text:s text:c="6"/>d = 1000;</text:span></text:p>
      <text:p text:style-name="P7"><text:span text:style-name="T9"><text:s text:c="6"/>for (i = 0; i &lt; n; i++)</text:span></text:p>
      <text:p text:style-name="P7"><text:span text:style-name="T9"><text:tab/>for (j = 0; j &lt; n; j++)</text:span></text:p>
      <text:p text:style-name="P7"><text:span text:style-name="T9"><text:tab/> <text:s/>{</text:span></text:p>
      <text:p text:style-name="P7"><text:span text:style-name="T9"><text:tab/> <text:s text:c="3"/>if (a[i][j] == 0)</text:span></text:p>
      <text:p text:style-name="P7"><text:span text:style-name="T9"><text:tab/> <text:s text:c="5"/>{</text:span></text:p>
      <text:p text:style-name="P7"><text:span text:style-name="T9"><text:tab/><text:tab/>x = i;</text:span></text:p>
      <text:p text:style-name="P7"><text:span text:style-name="T9"><text:tab/><text:tab/>y = j;</text:span></text:p>
      <text:p text:style-name="P7"><text:span text:style-name="T9"><text:tab/> <text:s text:c="5"/>}</text:span></text:p>
      <text:p text:style-name="P7"><text:span text:style-name="T9"><text:tab/> <text:s/>}</text:span></text:p>
      <text:p text:style-name="P7"/>
      <text:p text:style-name="P7"><text:span text:style-name="T9"><text:s text:c="6"/>for (i = 0; i &lt; n; i++)</text:span></text:p>
      <text:p text:style-name="P7"><text:span text:style-name="T9"><text:tab/>for (j = 0; j &lt; n; j++)</text:span></text:p>
      <text:p text:style-name="P7"><text:span text:style-name="T9"><text:tab/> <text:s/>temp[i][j] = a[i][j];</text:span></text:p>
      <text:p text:style-name="P7"><text:span text:style-name="T9"><text:s text:c="6"/>if (x != 0)</text:span></text:p>
      <text:p text:style-name="P7"><text:span text:style-name="T9"><text:tab/>{</text:span></text:p>
      <text:p text:style-name="P7"><text:span text:style-name="T9"><text:tab/> <text:s/>p = temp[x][y];</text:span></text:p>
      <text:p text:style-name="P7"><text:span text:style-name="T9"><text:tab/> <text:s/>temp[x][y] = temp[x - 1][y];</text:span></text:p>
      <text:p text:style-name="P7"><text:span text:style-name="T9"><text:tab/> <text:s/>temp[x - 1][y] = p;</text:span></text:p>
      <text:p text:style-name="P7"><text:span text:style-name="T9"><text:tab/>}</text:span></text:p>
      <text:p text:style-name="P7"><text:span text:style-name="T9"><text:s text:c="6"/>m = cal (temp, t);</text:span></text:p>
      <text:p text:style-name="P7"><text:span text:style-name="T9"><text:s text:c="6"/>dmin = l + m;</text:span></text:p>
      <text:p text:style-name="P7"><text:span text:style-name="T9"><text:s text:c="6"/>if (dmin &lt; d)</text:span></text:p>
      <text:p text:style-name="P7"><text:span text:style-name="T9"><text:tab/>{</text:span></text:p>
      <text:p text:style-name="P7"><text:span text:style-name="T9"><text:tab/> <text:s/>d = dmin;</text:span></text:p>
      <text:p text:style-name="P7"><text:span text:style-name="T9"><text:tab/> <text:s/>for (i = 0; i &lt; n; i++)</text:span></text:p>
      <text:p text:style-name="P7"><text:span text:style-name="T9"><text:tab/> <text:s text:c="3"/>for (j = 0; j &lt; n; j++)</text:span></text:p>
      <text:p text:style-name="P7"><text:span text:style-name="T9"><text:tab/> <text:s text:c="5"/>r[i][j] = temp[i][j];</text:span></text:p>
      <text:p text:style-name="P7"><text:span text:style-name="T9"><text:tab/>}</text:span></text:p>
      <text:p text:style-name="P7"/>
      <text:p text:style-name="P7"><text:span text:style-name="T9"><text:s text:c="6"/>for (i = 0; i &lt; n; i++)</text:span></text:p>
      <text:p text:style-name="P7"><text:soft-page-break/><text:span text:style-name="T9"><text:tab/>for (j = 0; j &lt; n; j++)</text:span></text:p>
      <text:p text:style-name="P7"><text:span text:style-name="T9"><text:tab/> <text:s/>temp[i][j] = a[i][j];</text:span></text:p>
      <text:p text:style-name="P7"><text:span text:style-name="T9"><text:s text:c="6"/>if (x != n - 1)</text:span></text:p>
      <text:p text:style-name="P7"><text:span text:style-name="T9"><text:tab/>{</text:span></text:p>
      <text:p text:style-name="P7"><text:span text:style-name="T9"><text:tab/> <text:s/>p = temp[x][y];</text:span></text:p>
      <text:p text:style-name="P7"><text:span text:style-name="T9"><text:tab/> <text:s/>temp[x][y] = temp[x + 1][y];</text:span></text:p>
      <text:p text:style-name="P7"><text:span text:style-name="T9"><text:tab/> <text:s/>temp[x + 1][y] = p;</text:span></text:p>
      <text:p text:style-name="P7"><text:span text:style-name="T9"><text:tab/>}</text:span></text:p>
      <text:p text:style-name="P7"><text:span text:style-name="T9"><text:s text:c="6"/>m = cal (temp, t);</text:span></text:p>
      <text:p text:style-name="P7"><text:span text:style-name="T9"><text:s text:c="6"/>dmin = l + m;</text:span></text:p>
      <text:p text:style-name="P7"><text:span text:style-name="T9"><text:s text:c="6"/>if (dmin &lt; d)</text:span></text:p>
      <text:p text:style-name="P7"><text:span text:style-name="T9"><text:tab/>{</text:span></text:p>
      <text:p text:style-name="P7"><text:span text:style-name="T9"><text:tab/> <text:s/>d = dmin;</text:span></text:p>
      <text:p text:style-name="P7"><text:span text:style-name="T9"><text:tab/> <text:s/>for (i = 0; i &lt; n; i++)</text:span></text:p>
      <text:p text:style-name="P7"><text:span text:style-name="T9"><text:tab/> <text:s text:c="3"/>for (j = 0; j &lt; n; j++)</text:span></text:p>
      <text:p text:style-name="P7"><text:span text:style-name="T9"><text:tab/> <text:s text:c="5"/>r[i][j] = temp[i][j];</text:span></text:p>
      <text:p text:style-name="P7"><text:span text:style-name="T9"><text:tab/>}</text:span></text:p>
      <text:p text:style-name="P7"/>
      <text:p text:style-name="P7"><text:span text:style-name="T9"><text:s text:c="6"/>for (i = 0; i &lt; n; i++)</text:span></text:p>
      <text:p text:style-name="P7"><text:span text:style-name="T9"><text:tab/>for (j = 0; j &lt; n; j++)</text:span></text:p>
      <text:p text:style-name="P7"><text:span text:style-name="T9"><text:tab/> <text:s/>temp[i][j] = a[i][j];</text:span></text:p>
      <text:p text:style-name="P7"><text:span text:style-name="T9"><text:s text:c="6"/>if (y != n - 1)</text:span></text:p>
      <text:p text:style-name="P7"><text:span text:style-name="T9"><text:tab/>{</text:span></text:p>
      <text:p text:style-name="P7"><text:span text:style-name="T9"><text:tab/> <text:s/>p = temp[x][y];</text:span></text:p>
      <text:p text:style-name="P7"><text:span text:style-name="T9"><text:tab/> <text:s/>temp[x][y] = temp[x][y + 1];</text:span></text:p>
      <text:p text:style-name="P7"><text:span text:style-name="T9"><text:tab/> <text:s/>temp[x][y + 1] = p;</text:span></text:p>
      <text:p text:style-name="P7"><text:span text:style-name="T9"><text:tab/>}</text:span></text:p>
      <text:p text:style-name="P7"><text:span text:style-name="T9"><text:s text:c="6"/>m = cal (temp, t);</text:span></text:p>
      <text:p text:style-name="P7"><text:span text:style-name="T9"><text:s text:c="6"/>dmin = l + m;</text:span></text:p>
      <text:p text:style-name="P7"><text:span text:style-name="T9"><text:s text:c="6"/>if (dmin &lt; d)</text:span></text:p>
      <text:p text:style-name="P7"><text:span text:style-name="T9"><text:tab/>{</text:span></text:p>
      <text:p text:style-name="P7"><text:span text:style-name="T9"><text:tab/> <text:s/>d = dmin;</text:span></text:p>
      <text:p text:style-name="P7"><text:span text:style-name="T9"><text:tab/> <text:s/>for (i = 0; i &lt; n; i++)</text:span></text:p>
      <text:p text:style-name="P7"><text:span text:style-name="T9"><text:tab/> <text:s text:c="3"/>for (j = 0; j &lt; n; j++)</text:span></text:p>
      <text:p text:style-name="P7"><text:span text:style-name="T9"><text:tab/> <text:s text:c="5"/>r[i][j] = temp[i][j];</text:span></text:p>
      <text:p text:style-name="P7"><text:span text:style-name="T9"><text:tab/>}</text:span></text:p>
      <text:p text:style-name="P7"/>
      <text:p text:style-name="P7"><text:span text:style-name="T9"><text:s text:c="6"/>for (i = 0; i &lt; n; i++)</text:span></text:p>
      <text:p text:style-name="P7"><text:span text:style-name="T9"><text:tab/>for (j = 0; j &lt; n; j++)</text:span></text:p>
      <text:p text:style-name="P7"><text:span text:style-name="T9"><text:tab/> <text:s/>temp[i][j] = a[i][j];</text:span></text:p>
      <text:p text:style-name="P7"><text:span text:style-name="T9"><text:s text:c="6"/>if (y != 0)</text:span></text:p>
      <text:p text:style-name="P7"><text:span text:style-name="T9"><text:tab/>{</text:span></text:p>
      <text:p text:style-name="P7"><text:span text:style-name="T9"><text:tab/> <text:s/>p = temp[x][y];</text:span></text:p>
      <text:p text:style-name="P7"><text:span text:style-name="T9"><text:tab/> <text:s/>temp[x][y] = temp[x][y - 1];</text:span></text:p>
      <text:p text:style-name="P7"><text:span text:style-name="T9"><text:tab/> <text:s/>temp[x][y - 1] = p;</text:span></text:p>
      <text:p text:style-name="P7"><text:span text:style-name="T9"><text:tab/>}</text:span></text:p>
      <text:p text:style-name="P7"><text:span text:style-name="T9"><text:s text:c="6"/>m = cal (temp, t);</text:span></text:p>
      <text:p text:style-name="P7"><text:span text:style-name="T9"><text:s text:c="6"/>dmin = l + m;</text:span></text:p>
      <text:p text:style-name="P7"><text:span text:style-name="T9"><text:s text:c="6"/>if (dmin &lt; d)</text:span></text:p>
      <text:p text:style-name="P7"><text:span text:style-name="T9"><text:tab/>{</text:span></text:p>
      <text:p text:style-name="P7"><text:span text:style-name="T9"><text:tab/> <text:s/>d = dmin;</text:span></text:p>
      <text:p text:style-name="P7"><text:span text:style-name="T9"><text:tab/> <text:s/>for (i = 0; i &lt; n; i++)</text:span></text:p>
      <text:p text:style-name="P7"><text:span text:style-name="T9"><text:tab/> <text:s text:c="3"/>for (j = 0; j &lt; n; j++)</text:span></text:p>
      <text:p text:style-name="P7"><text:soft-page-break/><text:span text:style-name="T9"><text:tab/> <text:s text:c="5"/>r[i][j] = temp[i][j];</text:span></text:p>
      <text:p text:style-name="P7"><text:span text:style-name="T9"><text:tab/>}</text:span></text:p>
      <text:p text:style-name="P7"><text:span text:style-name="T9"><text:s text:c="6"/>printf ("\nCalculated Intermediate Matrix Value :\n");</text:span></text:p>
      <text:p text:style-name="P7"><text:span text:style-name="T9"><text:s text:c="6"/>for (i = 0; i &lt; n; i++)</text:span></text:p>
      <text:p text:style-name="P7"><text:span text:style-name="T9"><text:tab/>{</text:span></text:p>
      <text:p text:style-name="P7"><text:span text:style-name="T9"><text:tab/> <text:s/>for (j = 0; j &lt; n; j++)</text:span></text:p>
      <text:p text:style-name="P7"><text:span text:style-name="T9"><text:tab/> <text:s text:c="3"/>printf ("%d\t", r[i][j]);</text:span></text:p>
      <text:p text:style-name="P7"><text:span text:style-name="T9"><text:tab/> <text:s/>printf ("\n");</text:span></text:p>
      <text:p text:style-name="P7"><text:span text:style-name="T9"><text:tab/>}</text:span></text:p>
      <text:p text:style-name="P7"><text:span text:style-name="T9"><text:s text:c="6"/>for (i = 0; i &lt; n; i++)</text:span></text:p>
      <text:p text:style-name="P7"><text:span text:style-name="T9"><text:tab/>for (j = 0; j &lt; n; j++)</text:span></text:p>
      <text:p text:style-name="P7"><text:span text:style-name="T9"><text:tab/> <text:s/>{</text:span></text:p>
      <text:p text:style-name="P7"><text:span text:style-name="T9"><text:tab/> <text:s text:c="3"/>a[i][j] = r[i][j];</text:span></text:p>
      <text:p text:style-name="P7"><text:span text:style-name="T9"><text:tab/> <text:s text:c="3"/>temp[i][j] = 0;</text:span></text:p>
      <text:p text:style-name="P7"><text:span text:style-name="T9"><text:tab/> <text:s/>}</text:span></text:p>
      <text:p text:style-name="P7"><text:span text:style-name="T9"><text:s text:c="6"/>printf ("Minimum cost : %d\n", d);</text:span></text:p>
      <text:p text:style-name="P7"><text:span text:style-name="T9"><text:s text:c="4"/>}</text:span></text:p>
      <text:p text:style-name="P6"><text:span text:style-name="T8">}</text:span> </text:p>
      <text:h text:style-name="Heading_20_2" text:outline-level="2">Output: </text:h>
      <text:p text:style-name="P9"><text:bookmark text:name="docs-internal-guid-283060b7-7fff-52be-529a-879e9c665901"/>Enter the matrix to be solved,space with zero:</text:p>
      <text:p text:style-name="P9">1</text:p>
      <text:p text:style-name="P9">2</text:p>
      <text:p text:style-name="P9">3</text:p>
      <text:p text:style-name="P9">4</text:p>
      <text:p text:style-name="P9">5</text:p>
      <text:p text:style-name="P9">6</text:p>
      <text:p text:style-name="P9">0</text:p>
      <text:p text:style-name="P9">8</text:p>
      <text:p text:style-name="P9">9</text:p>
      <text:p text:style-name="P9">10</text:p>
      <text:p text:style-name="P9">7</text:p>
      <text:p text:style-name="P9">11</text:p>
      <text:p text:style-name="P9">13</text:p>
      <text:p text:style-name="P9">14</text:p>
      <text:p text:style-name="P9">15</text:p>
      <text:p text:style-name="P9">12</text:p>
      <text:p text:style-name="P9">Enter the target matrix,space with zero :</text:p>
      <text:p text:style-name="P9">1</text:p>
      <text:p text:style-name="P9">2</text:p>
      <text:p text:style-name="P9">3</text:p>
      <text:p text:style-name="P9">4</text:p>
      <text:p text:style-name="P9">5</text:p>
      <text:p text:style-name="P9">6</text:p>
      <text:p text:style-name="P9"><text:soft-page-break/>7</text:p>
      <text:p text:style-name="P9">8</text:p>
      <text:p text:style-name="P9">9</text:p>
      <text:p text:style-name="P9">10</text:p>
      <text:p text:style-name="P9">11</text:p>
      <text:p text:style-name="P9">12</text:p>
      <text:p text:style-name="P9">13</text:p>
      <text:p text:style-name="P9">14</text:p>
      <text:p text:style-name="P9">15</text:p>
      <text:p text:style-name="P9">0</text:p>
      <text:p text:style-name="P9">Entered Matrix is :</text:p>
      <text:p text:style-name="P9">1 2 3 4</text:p>
      <text:p text:style-name="P9">5 6 0 8</text:p>
      <text:p text:style-name="P9">9 10 7 11</text:p>
      <text:p text:style-name="P9">13 14 15 12</text:p>
      <text:p text:style-name="P9">Target Matrix is :</text:p>
      <text:p text:style-name="P9">1 2 3 4</text:p>
      <text:p text:style-name="P9">5 6 7 8</text:p>
      <text:p text:style-name="P9">9 10 11 12</text:p>
      <text:p text:style-name="P9">13 14 15 0</text:p>
      <text:p text:style-name="P9">Calculated Intermediate Matrix Value :</text:p>
      <text:p text:style-name="P9">1 2 3 4</text:p>
      <text:p text:style-name="P9">5 6 7 8</text:p>
      <text:p text:style-name="P9">9 10 0 11</text:p>
      <text:p text:style-name="P9">13 14 15 12</text:p>
      <text:p text:style-name="P9">Minimum cost : 4</text:p>
      <text:p text:style-name="P9">Calculated Intermediate Matrix Value :</text:p>
      <text:p text:style-name="P9">1 2 3 4</text:p>
      <text:p text:style-name="P9">5 6 7 8</text:p>
      <text:p text:style-name="P9">9 10 11 0</text:p>
      <text:p text:style-name="P9">13 14 15 12</text:p>
      <text:p text:style-name="P9">Minimum cost : 4</text:p>
      <text:p text:style-name="P9">Calculated Intermediate Matrix Value :</text:p>
      <text:p text:style-name="P9">1 2 3 4</text:p>
      <text:p text:style-name="P9">5 6 7 8</text:p>
      <text:p text:style-name="P9">9 10 11 12</text:p>
      <text:p text:style-name="P9">13 14 15 0</text:p>
      <text:p text:style-name="P9">Minimum cost : 3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P052" svg:font-family="P052" style:font-pitch="variable"/>
    <style:font-face style:name="Source Code Pro Medium" svg:font-family="'Source Code Pro Medium'" style:font-pitch="fixed"/>
    <style:font-face style:name="Source Code Pro Medium1" svg:font-family="'Source Code Pro Medium'" style:font-adornments="Medium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P052" fo:font-family="P052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Source Code Pro Medium" fo:font-family="'Source Code Pro Medium'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21:35:11.280118989</meta:creation-date>
    <meta:editing-duration>PT1H23M22S</meta:editing-duration>
    <meta:editing-cycles>9</meta:editing-cycles>
    <meta:generator>LibreOffice/7.4.6.2$Linux_X86_64 LibreOffice_project/40$Build-2</meta:generator>
    <dc:title>daa_assignment</dc:title>
    <dc:date>2023-05-16T23:22:02.684767598</dc:date>
    <meta:document-statistic meta:table-count="0" meta:image-count="0" meta:object-count="0" meta:page-count="5" meta:paragraph-count="221" meta:word-count="897" meta:character-count="3940" meta:non-whitespace-character-count="2753"/>
    <meta:template xlink:type="simple" xlink:actuate="onRequest" xlink:title="daa_assignment" xlink:href="../../../../../Templates/daa_assignment.ott" meta:date="2023-05-16T21:35:09.903113520"/>
  </office:meta>
</office:document-meta>
</file>